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dash" draw:stroke-dash="Dashed_20__28_var_29_" svg:stroke-width="0.051cm" svg:stroke-color="#4c4c4c" draw:marker-start-width="0.276cm" draw:marker-end-width="0.276cm" draw:fill="solid" draw:fill-color="#999999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>
      <style:graphic-properties draw:stroke="none" draw:stroke-dash="Ultrafine_20_Dashed" draw:fill="solid" draw:fill-color="#0099ff" draw:textarea-horizontal-align="center" draw:textarea-vertical-align="middle"/>
    </style:style>
    <style:style style:name="gr44" style:family="graphic" style:parent-style-name="standard">
      <style:graphic-properties draw:stroke="none" draw:stroke-dash="Ultrafine_20_Dashed" draw:fill="solid" draw:fill-color="#33a3a3" draw:textarea-horizontal-align="center" draw:textarea-vertical-align="middle"/>
    </style:style>
    <style:style style:name="gr45" style:family="graphic" style:parent-style-name="standard">
      <style:graphic-properties draw:stroke="none" draw:stroke-dash="Ultrafine_20_Dashed" draw:fill="solid" draw:fill-color="#00cccc" draw:textarea-horizontal-align="center" draw:textarea-vertical-align="middle"/>
    </style:style>
    <style:style style:name="gr46" style:family="graphic" style:parent-style-name="standard">
      <style:graphic-properties draw:stroke="none" draw:stroke-dash="Ultrafine_20_Dashed" draw:fill="solid" draw:fill-color="#99ccff" draw:textarea-horizontal-align="center" draw:textarea-vertical-align="middle"/>
    </style:style>
    <style:style style:name="gr47" style:family="graphic" style:parent-style-name="standard">
      <style:graphic-properties draw:stroke="none" draw:stroke-dash="Ultrafine_20_Dashed" draw:fill="solid" draw:fill-color="#23b8dc" draw:textarea-horizontal-align="center" draw:textarea-vertical-align="middle"/>
    </style:style>
    <style:style style:name="gr48" style:family="graphic" style:parent-style-name="standard">
      <style:graphic-properties draw:stroke="none" draw:stroke-dash="Ultrafine_20_Dashed" draw:fill="solid" draw:fill-color="#198a8a" draw:textarea-horizontal-align="center" draw:textarea-vertical-align="middle"/>
    </style:style>
    <style:style style:name="gr49" style:family="graphic" style:parent-style-name="standard">
      <style:graphic-properties draw:stroke="none" draw:fill="none" fo:min-height="0.31cm" fo:padding-top="0cm" fo:padding-bottom="0cm" fo:padding-left="0cm" fo:padding-right="0cm"/>
    </style:style>
    <style:style style:name="gr50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standard">
      <style:graphic-properties draw:stroke="none" draw:stroke-dash="Ultrafine_20_Dashed" draw:fill="solid" draw:fill-color="#00b8ff" draw:textarea-horizontal-align="center" draw:textarea-vertical-align="middle"/>
    </style:style>
    <style:style style:name="gr71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5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6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7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8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9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0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1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2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3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4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5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6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7" style:family="graphic" style:parent-style-name="standard" style:list-style-name="L1">
      <style:graphic-properties draw:stroke="solid" draw:stroke-dash="Dash_20_2" svg:stroke-width="0.051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8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9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0" style:family="graphic" style:parent-style-name="standard" style:list-style-name="L1">
      <style:graphic-properties draw:stroke="dash" draw:stroke-dash="Ultrafine_20_Dashed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b3b3b3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1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'CM Bright Roman'" style:font-family-generic="roman" style:font-pitch="variable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" style:family="paragraph">
      <style:paragraph-properties fo:margin-left="0cm" fo:margin-right="0cm" fo:text-align="center" fo:text-indent="0cm"/>
      <style:text-properties fo:font-family="Verdana" style:font-style-name="Regular" style:font-pitch="variable" fo:font-size="14pt" fo:font-weight="bold"/>
    </style:style>
    <style:style style:name="P6" style:family="paragraph">
      <style:paragraph-properties fo:margin-left="0cm" fo:margin-right="0cm" fo:text-align="center" fo:text-indent="0cm"/>
      <style:text-properties fo:font-family="Verdana" style:font-style-name="Regular" style:font-pitch="variable" fo:font-size="8pt" fo:font-weight="bold" style:font-size-asian="8pt" style:font-size-complex="8pt"/>
    </style:style>
    <style:style style:name="P7" style:family="paragraph">
      <style:paragraph-properties fo:margin-left="0cm" fo:margin-right="0cm" fo:text-indent="0cm"/>
      <style:text-properties fo:font-size="6pt" style:font-size-asian="6pt" style:font-size-complex="6pt"/>
    </style:style>
    <style:style style:name="P8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T1" style:family="text">
      <style:text-properties fo:font-family="'CM Bright Roman'" style:font-family-generic="roman" style:font-pitch="variable"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family="'CM Bright Roman'" style:font-family-generic="roman" style:font-pitch="variable" fo:font-size="6pt" style:font-size-asian="6pt" style:font-size-complex="6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.81cm" svg:height="0.751cm" svg:x="3.573cm" svg:y="3.238cm">
          <draw:text-box>
            <text:p text:style-name="P1"><text:span text:style-name="T1">Node 1</text:span></text:p>
          </draw:text-box>
        </draw:frame>
        <draw:frame draw:style-name="gr1" draw:text-style-name="P2" draw:layer="layout" svg:width="1.81cm" svg:height="0.751cm" svg:x="3.573cm" svg:y="4.491cm">
          <draw:text-box>
            <text:p text:style-name="P1"><text:span text:style-name="T1">Node 2</text:span></text:p>
          </draw:text-box>
        </draw:frame>
        <draw:frame draw:style-name="gr1" draw:text-style-name="P2" draw:layer="layout" svg:width="1.81cm" svg:height="0.751cm" svg:x="3.573cm" svg:y="5.748cm">
          <draw:text-box>
            <text:p text:style-name="P1"><text:span text:style-name="T1">Node 3</text:span></text:p>
          </draw:text-box>
        </draw:frame>
        <draw:frame draw:style-name="gr1" draw:text-style-name="P2" draw:layer="layout" svg:width="1.81cm" svg:height="0.751cm" svg:x="3.573cm" svg:y="7.013cm">
          <draw:text-box>
            <text:p text:style-name="P1"><text:span text:style-name="T1">Node 4</text:span></text:p>
          </draw:text-box>
        </draw:frame>
        <draw:line draw:style-name="gr2" draw:text-style-name="P3" draw:layer="layout" svg:x1="6.273cm" svg:y1="2.907cm" svg:x2="6.273cm" svg:y2="8.183cm">
          <text:p text:style-name="P1"/>
        </draw:line>
        <draw:frame draw:style-name="gr1" draw:text-style-name="P2" draw:layer="layout" svg:width="1.522cm" svg:height="0.751cm" svg:x="5.512cm" svg:y="8.183cm">
          <draw:text-box>
            <text:p text:style-name="P1"><text:span text:style-name="T1">13:00</text:span></text:p>
          </draw:text-box>
        </draw:frame>
        <draw:line draw:style-name="gr2" draw:text-style-name="P3" draw:layer="layout" svg:x1="9.208cm" svg:y1="2.905cm" svg:x2="9.208cm" svg:y2="8.183cm">
          <text:p text:style-name="P1"/>
        </draw:line>
        <draw:frame draw:style-name="gr1" draw:text-style-name="P2" draw:layer="layout" svg:width="1.522cm" svg:height="0.751cm" svg:x="8.412cm" svg:y="8.184cm">
          <draw:text-box>
            <text:p text:style-name="P1"><text:span text:style-name="T1">13:30</text:span></text:p>
          </draw:text-box>
        </draw:frame>
        <draw:line draw:style-name="gr2" draw:text-style-name="P3" draw:layer="layout" svg:x1="7.74cm" svg:y1="2.905cm" svg:x2="7.74cm" svg:y2="8.183cm">
          <text:p text:style-name="P1"/>
        </draw:line>
        <draw:frame draw:style-name="gr1" draw:text-style-name="P2" draw:layer="layout" svg:width="1.522cm" svg:height="0.751cm" svg:x="7.012cm" svg:y="8.184cm">
          <draw:text-box>
            <text:p text:style-name="P1"><text:span text:style-name="T1">13:15</text:span></text:p>
          </draw:text-box>
        </draw:frame>
        <draw:line draw:style-name="gr2" draw:text-style-name="P3" draw:layer="layout" svg:x1="10.573cm" svg:y1="2.907cm" svg:x2="10.573cm" svg:y2="8.183cm">
          <text:p text:style-name="P1"/>
        </draw:line>
        <draw:frame draw:style-name="gr1" draw:text-style-name="P2" draw:layer="layout" svg:width="1.522cm" svg:height="0.751cm" svg:x="9.812cm" svg:y="8.184cm">
          <draw:text-box>
            <text:p text:style-name="P1"><text:span text:style-name="T1">13:45</text:span></text:p>
          </draw:text-box>
        </draw:frame>
        <draw:line draw:style-name="gr2" draw:text-style-name="P3" draw:layer="layout" svg:x1="12.074cm" svg:y1="2.907cm" svg:x2="12.074cm" svg:y2="8.183cm">
          <text:p text:style-name="P1"/>
        </draw:line>
        <draw:line draw:style-name="gr2" draw:text-style-name="P3" draw:layer="layout" svg:x1="13.541cm" svg:y1="2.905cm" svg:x2="13.541cm" svg:y2="8.183cm">
          <text:p text:style-name="P1"/>
        </draw:line>
        <draw:frame draw:style-name="gr1" draw:text-style-name="P2" draw:layer="layout" svg:width="1.522cm" svg:height="0.751cm" svg:x="12.813cm" svg:y="8.184cm">
          <draw:text-box>
            <text:p text:style-name="P1"><text:span text:style-name="T1">14:15</text:span></text:p>
          </draw:text-box>
        </draw:frame>
        <draw:frame draw:style-name="gr1" draw:text-style-name="P2" draw:layer="layout" svg:width="1.522cm" svg:height="0.751cm" svg:x="11.312cm" svg:y="8.184cm">
          <draw:text-box>
            <text:p text:style-name="P1"><text:span text:style-name="T1">14:00</text:span></text:p>
          </draw:text-box>
        </draw:frame>
        <draw:g>
          <draw:line draw:style-name="gr3" draw:text-style-name="P4" draw:layer="layout" svg:x1="5.445cm" svg:y1="2.922cm" svg:x2="14.335cm" svg:y2="2.922cm">
            <text:p text:style-name="P1"/>
          </draw:line>
          <draw:line draw:style-name="gr4" draw:text-style-name="P4" draw:layer="layout" svg:x1="5.445cm" svg:y1="4.175cm" svg:x2="14.335cm" svg:y2="4.175cm">
            <text:p text:style-name="P1"/>
          </draw:line>
          <draw:line draw:style-name="gr5" draw:text-style-name="P4" draw:layer="layout" svg:x1="5.445cm" svg:y1="3.6cm" svg:x2="14.335cm" svg:y2="3.6cm">
            <text:p text:style-name="P1"/>
          </draw:line>
          <draw:line draw:style-name="gr6" draw:text-style-name="P4" draw:layer="layout" svg:x1="5.445cm" svg:y1="3.261cm" svg:x2="14.335cm" svg:y2="3.261cm">
            <text:p text:style-name="P1"/>
          </draw:line>
          <draw:line draw:style-name="gr7" draw:text-style-name="P4" draw:layer="layout" svg:x1="5.445cm" svg:y1="3.938cm" svg:x2="14.335cm" svg:y2="3.938cm">
            <text:p text:style-name="P1"/>
          </draw:line>
        </draw:g>
        <draw:g>
          <draw:line draw:style-name="gr8" draw:text-style-name="P4" draw:layer="layout" svg:x1="5.445cm" svg:y1="4.184cm" svg:x2="14.335cm" svg:y2="4.184cm">
            <text:p text:style-name="P1"/>
          </draw:line>
          <draw:line draw:style-name="gr9" draw:text-style-name="P4" draw:layer="layout" svg:x1="5.445cm" svg:y1="5.437cm" svg:x2="14.335cm" svg:y2="5.437cm">
            <text:p text:style-name="P1"/>
          </draw:line>
          <draw:line draw:style-name="gr10" draw:text-style-name="P4" draw:layer="layout" svg:x1="5.445cm" svg:y1="4.862cm" svg:x2="14.335cm" svg:y2="4.862cm">
            <text:p text:style-name="P1"/>
          </draw:line>
          <draw:line draw:style-name="gr11" draw:text-style-name="P4" draw:layer="layout" svg:x1="5.445cm" svg:y1="4.523cm" svg:x2="14.335cm" svg:y2="4.523cm">
            <text:p text:style-name="P1"/>
          </draw:line>
          <draw:line draw:style-name="gr12" draw:text-style-name="P4" draw:layer="layout" svg:x1="5.445cm" svg:y1="5.2cm" svg:x2="14.335cm" svg:y2="5.2cm">
            <text:p text:style-name="P1"/>
          </draw:line>
        </draw:g>
        <draw:g>
          <draw:line draw:style-name="gr13" draw:text-style-name="P4" draw:layer="layout" svg:x1="5.445cm" svg:y1="5.439cm" svg:x2="14.335cm" svg:y2="5.439cm">
            <text:p text:style-name="P1"/>
          </draw:line>
          <draw:line draw:style-name="gr14" draw:text-style-name="P4" draw:layer="layout" svg:x1="5.445cm" svg:y1="6.692cm" svg:x2="14.335cm" svg:y2="6.692cm">
            <text:p text:style-name="P1"/>
          </draw:line>
          <draw:line draw:style-name="gr15" draw:text-style-name="P4" draw:layer="layout" svg:x1="5.445cm" svg:y1="6.117cm" svg:x2="14.335cm" svg:y2="6.117cm">
            <text:p text:style-name="P1"/>
          </draw:line>
          <draw:line draw:style-name="gr16" draw:text-style-name="P4" draw:layer="layout" svg:x1="5.445cm" svg:y1="5.778cm" svg:x2="14.335cm" svg:y2="5.778cm">
            <text:p text:style-name="P1"/>
          </draw:line>
          <draw:line draw:style-name="gr17" draw:text-style-name="P4" draw:layer="layout" svg:x1="5.445cm" svg:y1="6.455cm" svg:x2="14.335cm" svg:y2="6.455cm">
            <text:p text:style-name="P1"/>
          </draw:line>
        </draw:g>
        <draw:g>
          <draw:line draw:style-name="gr18" draw:text-style-name="P4" draw:layer="layout" svg:x1="5.445cm" svg:y1="6.697cm" svg:x2="14.335cm" svg:y2="6.697cm">
            <text:p text:style-name="P1"/>
          </draw:line>
          <draw:line draw:style-name="gr19" draw:text-style-name="P4" draw:layer="layout" svg:x1="5.445cm" svg:y1="7.95cm" svg:x2="14.335cm" svg:y2="7.95cm">
            <text:p text:style-name="P1"/>
          </draw:line>
          <draw:line draw:style-name="gr20" draw:text-style-name="P4" draw:layer="layout" svg:x1="5.445cm" svg:y1="7.375cm" svg:x2="14.335cm" svg:y2="7.375cm">
            <text:p text:style-name="P1"/>
          </draw:line>
          <draw:line draw:style-name="gr21" draw:text-style-name="P4" draw:layer="layout" svg:x1="5.445cm" svg:y1="7.036cm" svg:x2="14.335cm" svg:y2="7.036cm">
            <text:p text:style-name="P1"/>
          </draw:line>
          <draw:line draw:style-name="gr22" draw:text-style-name="P4" draw:layer="layout" svg:x1="5.445cm" svg:y1="7.713cm" svg:x2="14.335cm" svg:y2="7.713cm">
            <text:p text:style-name="P1"/>
          </draw:line>
        </draw:g>
      </draw:page>
      <draw:page draw:name="page2" draw:style-name="dp1" draw:master-page-name="Default">
        <office:forms form:automatic-focus="false" form:apply-design-mode="false"/>
        <draw:frame draw:style-name="gr1" draw:text-style-name="P2" draw:layer="layout" svg:width="1.81cm" svg:height="0.751cm" svg:x="5.445cm" svg:y="2.288cm">
          <draw:text-box>
            <text:p text:style-name="P1"><text:span text:style-name="T1">Node 1</text:span></text:p>
          </draw:text-box>
        </draw:frame>
        <draw:frame draw:style-name="gr1" draw:text-style-name="P2" draw:layer="layout" svg:width="1.81cm" svg:height="0.751cm" svg:x="5.445cm" svg:y="3.541cm">
          <draw:text-box>
            <text:p text:style-name="P1"><text:span text:style-name="T1">Node 2</text:span></text:p>
          </draw:text-box>
        </draw:frame>
        <draw:frame draw:style-name="gr1" draw:text-style-name="P2" draw:layer="layout" svg:width="1.81cm" svg:height="0.751cm" svg:x="5.445cm" svg:y="4.798cm">
          <draw:text-box>
            <text:p text:style-name="P1"><text:span text:style-name="T1">Node 3</text:span></text:p>
          </draw:text-box>
        </draw:frame>
        <draw:frame draw:style-name="gr1" draw:text-style-name="P2" draw:layer="layout" svg:width="1.81cm" svg:height="0.751cm" svg:x="5.445cm" svg:y="6.063cm">
          <draw:text-box>
            <text:p text:style-name="P1"><text:span text:style-name="T1">Node 4</text:span></text:p>
          </draw:text-box>
        </draw:frame>
        <draw:line draw:style-name="gr2" draw:text-style-name="P3" draw:layer="layout" svg:x1="8.145cm" svg:y1="1.957cm" svg:x2="8.145cm" svg:y2="7.233cm">
          <text:p text:style-name="P1"/>
        </draw:line>
        <draw:frame draw:style-name="gr1" draw:text-style-name="P2" draw:layer="layout" svg:width="1.522cm" svg:height="0.751cm" svg:x="7.384cm" svg:y="7.233cm">
          <draw:text-box>
            <text:p text:style-name="P1"><text:span text:style-name="T1">13:00</text:span></text:p>
          </draw:text-box>
        </draw:frame>
        <draw:line draw:style-name="gr2" draw:text-style-name="P3" draw:layer="layout" svg:x1="11.08cm" svg:y1="1.955cm" svg:x2="11.08cm" svg:y2="7.233cm">
          <text:p text:style-name="P1"/>
        </draw:line>
        <draw:frame draw:style-name="gr1" draw:text-style-name="P2" draw:layer="layout" svg:width="1.522cm" svg:height="0.751cm" svg:x="10.284cm" svg:y="7.234cm">
          <draw:text-box>
            <text:p text:style-name="P1"><text:span text:style-name="T1">13:30</text:span></text:p>
          </draw:text-box>
        </draw:frame>
        <draw:line draw:style-name="gr2" draw:text-style-name="P3" draw:layer="layout" svg:x1="9.612cm" svg:y1="1.955cm" svg:x2="9.612cm" svg:y2="7.233cm">
          <text:p text:style-name="P1"/>
        </draw:line>
        <draw:frame draw:style-name="gr1" draw:text-style-name="P2" draw:layer="layout" svg:width="1.522cm" svg:height="0.751cm" svg:x="8.884cm" svg:y="7.234cm">
          <draw:text-box>
            <text:p text:style-name="P1"><text:span text:style-name="T1">13:15</text:span></text:p>
          </draw:text-box>
        </draw:frame>
        <draw:line draw:style-name="gr2" draw:text-style-name="P3" draw:layer="layout" svg:x1="12.445cm" svg:y1="1.957cm" svg:x2="12.445cm" svg:y2="7.233cm">
          <text:p text:style-name="P1"/>
        </draw:line>
        <draw:frame draw:style-name="gr1" draw:text-style-name="P2" draw:layer="layout" svg:width="1.522cm" svg:height="0.751cm" svg:x="11.684cm" svg:y="7.234cm">
          <draw:text-box>
            <text:p text:style-name="P1"><text:span text:style-name="T1">13:45</text:span></text:p>
          </draw:text-box>
        </draw:frame>
        <draw:line draw:style-name="gr2" draw:text-style-name="P3" draw:layer="layout" svg:x1="13.946cm" svg:y1="1.957cm" svg:x2="13.946cm" svg:y2="7.233cm">
          <text:p text:style-name="P1"/>
        </draw:line>
        <draw:line draw:style-name="gr2" draw:text-style-name="P3" draw:layer="layout" svg:x1="15.413cm" svg:y1="1.955cm" svg:x2="15.413cm" svg:y2="7.233cm">
          <text:p text:style-name="P1"/>
        </draw:line>
        <draw:frame draw:style-name="gr1" draw:text-style-name="P2" draw:layer="layout" svg:width="1.522cm" svg:height="0.751cm" svg:x="14.685cm" svg:y="7.234cm">
          <draw:text-box>
            <text:p text:style-name="P1"><text:span text:style-name="T1">14:15</text:span></text:p>
          </draw:text-box>
        </draw:frame>
        <draw:frame draw:style-name="gr1" draw:text-style-name="P2" draw:layer="layout" svg:width="1.522cm" svg:height="0.751cm" svg:x="13.184cm" svg:y="7.234cm">
          <draw:text-box>
            <text:p text:style-name="P1"><text:span text:style-name="T1">14:00</text:span></text:p>
          </draw:text-box>
        </draw:frame>
        <draw:g>
          <draw:line draw:style-name="gr23" draw:text-style-name="P4" draw:layer="layout" svg:x1="7.317cm" svg:y1="1.972cm" svg:x2="16.207cm" svg:y2="1.972cm">
            <text:p text:style-name="P1"/>
          </draw:line>
          <draw:line draw:style-name="gr24" draw:text-style-name="P4" draw:layer="layout" svg:x1="7.317cm" svg:y1="3.225cm" svg:x2="16.207cm" svg:y2="3.225cm">
            <text:p text:style-name="P1"/>
          </draw:line>
          <draw:line draw:style-name="gr25" draw:text-style-name="P4" draw:layer="layout" svg:x1="7.317cm" svg:y1="2.65cm" svg:x2="16.207cm" svg:y2="2.65cm">
            <text:p text:style-name="P1"/>
          </draw:line>
          <draw:line draw:style-name="gr26" draw:text-style-name="P4" draw:layer="layout" svg:x1="7.317cm" svg:y1="2.311cm" svg:x2="16.207cm" svg:y2="2.311cm">
            <text:p text:style-name="P1"/>
          </draw:line>
          <draw:line draw:style-name="gr27" draw:text-style-name="P4" draw:layer="layout" svg:x1="7.317cm" svg:y1="2.988cm" svg:x2="16.207cm" svg:y2="2.988cm">
            <text:p text:style-name="P1"/>
          </draw:line>
        </draw:g>
        <draw:g>
          <draw:line draw:style-name="gr28" draw:text-style-name="P4" draw:layer="layout" svg:x1="7.317cm" svg:y1="3.234cm" svg:x2="16.207cm" svg:y2="3.234cm">
            <text:p text:style-name="P1"/>
          </draw:line>
          <draw:line draw:style-name="gr29" draw:text-style-name="P4" draw:layer="layout" svg:x1="7.317cm" svg:y1="4.487cm" svg:x2="16.207cm" svg:y2="4.487cm">
            <text:p text:style-name="P1"/>
          </draw:line>
          <draw:line draw:style-name="gr30" draw:text-style-name="P4" draw:layer="layout" svg:x1="7.317cm" svg:y1="3.912cm" svg:x2="16.207cm" svg:y2="3.912cm">
            <text:p text:style-name="P1"/>
          </draw:line>
          <draw:line draw:style-name="gr31" draw:text-style-name="P4" draw:layer="layout" svg:x1="7.317cm" svg:y1="3.573cm" svg:x2="16.207cm" svg:y2="3.573cm">
            <text:p text:style-name="P1"/>
          </draw:line>
          <draw:line draw:style-name="gr32" draw:text-style-name="P4" draw:layer="layout" svg:x1="7.317cm" svg:y1="4.25cm" svg:x2="16.207cm" svg:y2="4.25cm">
            <text:p text:style-name="P1"/>
          </draw:line>
        </draw:g>
        <draw:g>
          <draw:line draw:style-name="gr33" draw:text-style-name="P4" draw:layer="layout" svg:x1="7.317cm" svg:y1="4.489cm" svg:x2="16.207cm" svg:y2="4.489cm">
            <text:p text:style-name="P1"/>
          </draw:line>
          <draw:line draw:style-name="gr34" draw:text-style-name="P4" draw:layer="layout" svg:x1="7.317cm" svg:y1="5.742cm" svg:x2="16.207cm" svg:y2="5.742cm">
            <text:p text:style-name="P1"/>
          </draw:line>
          <draw:line draw:style-name="gr35" draw:text-style-name="P4" draw:layer="layout" svg:x1="7.317cm" svg:y1="5.167cm" svg:x2="16.207cm" svg:y2="5.167cm">
            <text:p text:style-name="P1"/>
          </draw:line>
          <draw:line draw:style-name="gr36" draw:text-style-name="P4" draw:layer="layout" svg:x1="7.317cm" svg:y1="4.828cm" svg:x2="16.207cm" svg:y2="4.828cm">
            <text:p text:style-name="P1"/>
          </draw:line>
          <draw:line draw:style-name="gr37" draw:text-style-name="P4" draw:layer="layout" svg:x1="7.317cm" svg:y1="5.505cm" svg:x2="16.207cm" svg:y2="5.505cm">
            <text:p text:style-name="P1"/>
          </draw:line>
        </draw:g>
        <draw:g>
          <draw:line draw:style-name="gr38" draw:text-style-name="P4" draw:layer="layout" svg:x1="7.317cm" svg:y1="5.747cm" svg:x2="16.207cm" svg:y2="5.747cm">
            <text:p text:style-name="P1"/>
          </draw:line>
          <draw:line draw:style-name="gr39" draw:text-style-name="P4" draw:layer="layout" svg:x1="7.317cm" svg:y1="7cm" svg:x2="16.207cm" svg:y2="7cm">
            <text:p text:style-name="P1"/>
          </draw:line>
          <draw:line draw:style-name="gr40" draw:text-style-name="P4" draw:layer="layout" svg:x1="7.317cm" svg:y1="6.425cm" svg:x2="16.207cm" svg:y2="6.425cm">
            <text:p text:style-name="P1"/>
          </draw:line>
          <draw:line draw:style-name="gr41" draw:text-style-name="P4" draw:layer="layout" svg:x1="7.317cm" svg:y1="6.086cm" svg:x2="16.207cm" svg:y2="6.086cm">
            <text:p text:style-name="P1"/>
          </draw:line>
          <draw:line draw:style-name="gr42" draw:text-style-name="P4" draw:layer="layout" svg:x1="7.317cm" svg:y1="6.763cm" svg:x2="16.207cm" svg:y2="6.763cm">
            <text:p text:style-name="P1"/>
          </draw:line>
        </draw:g>
        <draw:rect draw:style-name="gr43" draw:text-style-name="P5" draw:layer="layout" svg:width="1.161cm" svg:height="1.262cm" svg:x="7.584cm" svg:y="1.972cm">
          <text:p text:style-name="P5">6</text:p>
        </draw:rect>
        <draw:rect draw:style-name="gr44" draw:text-style-name="P5" draw:layer="layout" svg:width="1.365cm" svg:height="2.508cm" svg:x="11.08cm" svg:y="3.234cm">
          <text:p text:style-name="P5">2</text:p>
        </draw:rect>
        <draw:rect draw:style-name="gr45" draw:text-style-name="P5" draw:layer="layout" svg:width="2.406cm" svg:height="1.258cm" svg:x="11.081cm" svg:y="5.742cm">
          <text:p text:style-name="P5">3</text:p>
        </draw:rect>
        <draw:rect draw:style-name="gr45" draw:text-style-name="P5" draw:layer="layout" svg:width="0.392cm" svg:height="1.258cm" svg:x="13.554cm" svg:y="5.742cm">
          <text:p text:style-name="P5">3</text:p>
        </draw:rect>
        <draw:rect draw:style-name="gr46" draw:text-style-name="P5" draw:layer="layout" svg:width="2.389cm" svg:height="0.675cm" svg:x="13.024cm" svg:y="4.492cm">
          <text:p text:style-name="P5">4</text:p>
        </draw:rect>
        <draw:rect draw:style-name="gr46" draw:text-style-name="P6" draw:layer="layout" svg:width="2.389cm" svg:height="0.336cm" svg:x="13.024cm" svg:y="3.237cm">
          <text:p text:style-name="P6"><text:span text:style-name="T2">4</text:span></text:p>
        </draw:rect>
        <draw:rect draw:style-name="gr47" draw:text-style-name="P6" draw:layer="layout" svg:width="2.389cm" svg:height="0.336cm" svg:x="13.024cm" svg:y="3.576cm">
          <text:p text:style-name="P6"><text:span text:style-name="T2">5</text:span></text:p>
        </draw:rect>
        <draw:rect draw:style-name="gr48" draw:text-style-name="P5" draw:layer="layout" svg:width="1.009cm" svg:height="1.258cm" svg:x="9.612cm" svg:y="3.229cm">
          <text:p text:style-name="P5">1</text:p>
        </draw:rect>
        <draw:rect draw:style-name="gr48" draw:text-style-name="P5" draw:layer="layout" svg:width="0.392cm" svg:height="1.258cm" svg:x="10.688cm" svg:y="3.229cm">
          <text:p text:style-name="P5">1</text:p>
        </draw:rect>
        <draw:frame draw:style-name="gr49" draw:text-style-name="P7" draw:layer="layout" svg:width="0.601cm" svg:height="0.31cm" svg:x="8.461cm" svg:y="1.635cm">
          <draw:text-box>
            <text:p text:style-name="P7"><text:span text:style-name="T3">13:05</text:span></text:p>
          </draw:text-box>
        </draw:frame>
        <draw:frame draw:style-name="gr49" draw:text-style-name="P7" draw:layer="layout" svg:width="0.601cm" svg:height="0.31cm" svg:x="7.323cm" svg:y="1.635cm">
          <draw:text-box>
            <text:p text:style-name="P7"><text:span text:style-name="T3">12:55</text:span></text:p>
          </draw:text-box>
        </draw:frame>
        <draw:frame draw:style-name="gr49" draw:text-style-name="P7" draw:layer="layout" svg:width="0.601cm" svg:height="0.31cm" svg:x="10.388cm" svg:y="3cm">
          <draw:text-box>
            <text:p text:style-name="P7"><text:span text:style-name="T3">13:25</text:span></text:p>
          </draw:text-box>
        </draw:frame>
        <draw:frame draw:style-name="gr49" draw:text-style-name="P7" draw:layer="layout" svg:width="0.601cm" svg:height="0.31cm" svg:x="12.784cm" svg:y="3cm">
          <draw:text-box>
            <text:p text:style-name="P7"><text:span text:style-name="T3">13:50</text:span></text:p>
          </draw:text-box>
        </draw:frame>
        <draw:frame draw:style-name="gr49" draw:text-style-name="P7" draw:layer="layout" svg:width="0.601cm" svg:height="0.31cm" svg:x="13.224cm" svg:y="5.5cm">
          <draw:text-box>
            <text:p text:style-name="P7"><text:span text:style-name="T3">13:55</text:span></text:p>
          </draw:text-box>
        </draw:frame>
        <draw:frame draw:style-name="gr1" draw:text-style-name="P2" draw:layer="layout" svg:width="1.81cm" svg:height="0.751cm" svg:x="5.478cm" svg:y="18.798cm">
          <draw:text-box>
            <text:p text:style-name="P1"><text:span text:style-name="T1">Node 1</text:span></text:p>
          </draw:text-box>
        </draw:frame>
        <draw:frame draw:style-name="gr1" draw:text-style-name="P2" draw:layer="layout" svg:width="1.81cm" svg:height="0.751cm" svg:x="5.478cm" svg:y="20.051cm">
          <draw:text-box>
            <text:p text:style-name="P1"><text:span text:style-name="T1">Node 2</text:span></text:p>
          </draw:text-box>
        </draw:frame>
        <draw:frame draw:style-name="gr1" draw:text-style-name="P2" draw:layer="layout" svg:width="1.81cm" svg:height="0.751cm" svg:x="5.478cm" svg:y="21.308cm">
          <draw:text-box>
            <text:p text:style-name="P1"><text:span text:style-name="T1">Node 3</text:span></text:p>
          </draw:text-box>
        </draw:frame>
        <draw:frame draw:style-name="gr1" draw:text-style-name="P2" draw:layer="layout" svg:width="1.81cm" svg:height="0.751cm" svg:x="5.478cm" svg:y="22.573cm">
          <draw:text-box>
            <text:p text:style-name="P1"><text:span text:style-name="T1">Node 4</text:span></text:p>
          </draw:text-box>
        </draw:frame>
        <draw:line draw:style-name="gr2" draw:text-style-name="P3" draw:layer="layout" svg:x1="8.178cm" svg:y1="18.467cm" svg:x2="8.178cm" svg:y2="23.743cm">
          <text:p text:style-name="P1"/>
        </draw:line>
        <draw:frame draw:style-name="gr1" draw:text-style-name="P2" draw:layer="layout" svg:width="1.522cm" svg:height="0.751cm" svg:x="7.417cm" svg:y="23.743cm">
          <draw:text-box>
            <text:p text:style-name="P1"><text:span text:style-name="T1">13:00</text:span></text:p>
          </draw:text-box>
        </draw:frame>
        <draw:line draw:style-name="gr2" draw:text-style-name="P3" draw:layer="layout" svg:x1="11.113cm" svg:y1="18.465cm" svg:x2="11.113cm" svg:y2="23.743cm">
          <text:p text:style-name="P1"/>
        </draw:line>
        <draw:frame draw:style-name="gr1" draw:text-style-name="P2" draw:layer="layout" svg:width="1.522cm" svg:height="0.751cm" svg:x="10.317cm" svg:y="23.744cm">
          <draw:text-box>
            <text:p text:style-name="P1"><text:span text:style-name="T1">13:30</text:span></text:p>
          </draw:text-box>
        </draw:frame>
        <draw:line draw:style-name="gr2" draw:text-style-name="P3" draw:layer="layout" svg:x1="9.645cm" svg:y1="18.465cm" svg:x2="9.645cm" svg:y2="23.743cm">
          <text:p text:style-name="P1"/>
        </draw:line>
        <draw:frame draw:style-name="gr1" draw:text-style-name="P2" draw:layer="layout" svg:width="1.522cm" svg:height="0.751cm" svg:x="8.917cm" svg:y="23.744cm">
          <draw:text-box>
            <text:p text:style-name="P1"><text:span text:style-name="T1">13:15</text:span></text:p>
          </draw:text-box>
        </draw:frame>
        <draw:line draw:style-name="gr2" draw:text-style-name="P3" draw:layer="layout" svg:x1="12.478cm" svg:y1="18.467cm" svg:x2="12.478cm" svg:y2="23.743cm">
          <text:p text:style-name="P1"/>
        </draw:line>
        <draw:frame draw:style-name="gr1" draw:text-style-name="P2" draw:layer="layout" svg:width="1.522cm" svg:height="0.751cm" svg:x="11.717cm" svg:y="23.744cm">
          <draw:text-box>
            <text:p text:style-name="P1"><text:span text:style-name="T1">13:45</text:span></text:p>
          </draw:text-box>
        </draw:frame>
        <draw:line draw:style-name="gr2" draw:text-style-name="P3" draw:layer="layout" svg:x1="13.979cm" svg:y1="18.467cm" svg:x2="13.979cm" svg:y2="23.743cm">
          <text:p text:style-name="P1"/>
        </draw:line>
        <draw:line draw:style-name="gr2" draw:text-style-name="P3" draw:layer="layout" svg:x1="15.446cm" svg:y1="18.465cm" svg:x2="15.446cm" svg:y2="23.743cm">
          <text:p text:style-name="P1"/>
        </draw:line>
        <draw:frame draw:style-name="gr1" draw:text-style-name="P2" draw:layer="layout" svg:width="1.522cm" svg:height="0.751cm" svg:x="14.718cm" svg:y="23.744cm">
          <draw:text-box>
            <text:p text:style-name="P1"><text:span text:style-name="T1">14:15</text:span></text:p>
          </draw:text-box>
        </draw:frame>
        <draw:frame draw:style-name="gr1" draw:text-style-name="P2" draw:layer="layout" svg:width="1.522cm" svg:height="0.751cm" svg:x="13.217cm" svg:y="23.744cm">
          <draw:text-box>
            <text:p text:style-name="P1"><text:span text:style-name="T1">14:00</text:span></text:p>
          </draw:text-box>
        </draw:frame>
        <draw:g>
          <draw:line draw:style-name="gr50" draw:text-style-name="P4" draw:layer="layout" svg:x1="7.35cm" svg:y1="18.482cm" svg:x2="16.24cm" svg:y2="18.482cm">
            <text:p text:style-name="P1"/>
          </draw:line>
          <draw:line draw:style-name="gr51" draw:text-style-name="P4" draw:layer="layout" svg:x1="7.35cm" svg:y1="19.735cm" svg:x2="16.24cm" svg:y2="19.735cm">
            <text:p text:style-name="P1"/>
          </draw:line>
          <draw:line draw:style-name="gr52" draw:text-style-name="P4" draw:layer="layout" svg:x1="7.35cm" svg:y1="19.16cm" svg:x2="16.24cm" svg:y2="19.16cm">
            <text:p text:style-name="P1"/>
          </draw:line>
          <draw:line draw:style-name="gr53" draw:text-style-name="P4" draw:layer="layout" svg:x1="7.35cm" svg:y1="18.821cm" svg:x2="16.24cm" svg:y2="18.821cm">
            <text:p text:style-name="P1"/>
          </draw:line>
          <draw:line draw:style-name="gr54" draw:text-style-name="P4" draw:layer="layout" svg:x1="7.35cm" svg:y1="19.498cm" svg:x2="16.24cm" svg:y2="19.498cm">
            <text:p text:style-name="P1"/>
          </draw:line>
        </draw:g>
        <draw:g>
          <draw:line draw:style-name="gr55" draw:text-style-name="P4" draw:layer="layout" svg:x1="7.35cm" svg:y1="19.744cm" svg:x2="16.24cm" svg:y2="19.744cm">
            <text:p text:style-name="P1"/>
          </draw:line>
          <draw:line draw:style-name="gr56" draw:text-style-name="P4" draw:layer="layout" svg:x1="7.35cm" svg:y1="20.997cm" svg:x2="16.24cm" svg:y2="20.997cm">
            <text:p text:style-name="P1"/>
          </draw:line>
          <draw:line draw:style-name="gr57" draw:text-style-name="P4" draw:layer="layout" svg:x1="7.35cm" svg:y1="20.422cm" svg:x2="16.24cm" svg:y2="20.422cm">
            <text:p text:style-name="P1"/>
          </draw:line>
          <draw:line draw:style-name="gr58" draw:text-style-name="P4" draw:layer="layout" svg:x1="7.35cm" svg:y1="20.083cm" svg:x2="16.24cm" svg:y2="20.083cm">
            <text:p text:style-name="P1"/>
          </draw:line>
          <draw:line draw:style-name="gr59" draw:text-style-name="P4" draw:layer="layout" svg:x1="7.35cm" svg:y1="20.76cm" svg:x2="16.24cm" svg:y2="20.76cm">
            <text:p text:style-name="P1"/>
          </draw:line>
        </draw:g>
        <draw:g>
          <draw:line draw:style-name="gr60" draw:text-style-name="P4" draw:layer="layout" svg:x1="7.35cm" svg:y1="20.999cm" svg:x2="16.24cm" svg:y2="20.999cm">
            <text:p text:style-name="P1"/>
          </draw:line>
          <draw:line draw:style-name="gr61" draw:text-style-name="P4" draw:layer="layout" svg:x1="7.35cm" svg:y1="22.252cm" svg:x2="16.24cm" svg:y2="22.252cm">
            <text:p text:style-name="P1"/>
          </draw:line>
          <draw:line draw:style-name="gr62" draw:text-style-name="P4" draw:layer="layout" svg:x1="7.35cm" svg:y1="21.677cm" svg:x2="16.24cm" svg:y2="21.677cm">
            <text:p text:style-name="P1"/>
          </draw:line>
          <draw:line draw:style-name="gr63" draw:text-style-name="P4" draw:layer="layout" svg:x1="7.35cm" svg:y1="21.338cm" svg:x2="16.24cm" svg:y2="21.338cm">
            <text:p text:style-name="P1"/>
          </draw:line>
          <draw:line draw:style-name="gr64" draw:text-style-name="P4" draw:layer="layout" svg:x1="7.35cm" svg:y1="22.015cm" svg:x2="16.24cm" svg:y2="22.015cm">
            <text:p text:style-name="P1"/>
          </draw:line>
        </draw:g>
        <draw:g>
          <draw:line draw:style-name="gr65" draw:text-style-name="P4" draw:layer="layout" svg:x1="7.35cm" svg:y1="22.257cm" svg:x2="16.24cm" svg:y2="22.257cm">
            <text:p text:style-name="P1"/>
          </draw:line>
          <draw:line draw:style-name="gr66" draw:text-style-name="P4" draw:layer="layout" svg:x1="7.35cm" svg:y1="23.51cm" svg:x2="16.24cm" svg:y2="23.51cm">
            <text:p text:style-name="P1"/>
          </draw:line>
          <draw:line draw:style-name="gr67" draw:text-style-name="P4" draw:layer="layout" svg:x1="7.35cm" svg:y1="22.935cm" svg:x2="16.24cm" svg:y2="22.935cm">
            <text:p text:style-name="P1"/>
          </draw:line>
          <draw:line draw:style-name="gr68" draw:text-style-name="P4" draw:layer="layout" svg:x1="7.35cm" svg:y1="22.596cm" svg:x2="16.24cm" svg:y2="22.596cm">
            <text:p text:style-name="P1"/>
          </draw:line>
          <draw:line draw:style-name="gr69" draw:text-style-name="P4" draw:layer="layout" svg:x1="7.35cm" svg:y1="23.273cm" svg:x2="16.24cm" svg:y2="23.273cm">
            <text:p text:style-name="P1"/>
          </draw:line>
        </draw:g>
        <draw:rect draw:style-name="gr43" draw:text-style-name="P5" draw:layer="layout" svg:width="2.968cm" svg:height="1.262cm" svg:x="12.478cm" svg:y="18.467cm">
          <text:p text:style-name="P5">1</text:p>
        </draw:rect>
        <draw:rect draw:style-name="gr70" draw:text-style-name="P5" draw:layer="layout" svg:width="4.333cm" svg:height="0.693cm" svg:x="11.113cm" svg:y="19.729cm">
          <text:p text:style-name="P5">2</text:p>
        </draw:rect>
        <draw:rect draw:style-name="gr46" draw:text-style-name="P5" draw:layer="layout" svg:width="1.467cm" svg:height="0.575cm" svg:x="13.979cm" svg:y="20.422cm">
          <text:p text:style-name="P5">3</text:p>
        </draw:rect>
        <draw:frame draw:style-name="gr1" draw:text-style-name="P2" draw:layer="layout" svg:width="1.81cm" svg:height="0.751cm" svg:x="5.445cm" svg:y="10.223cm">
          <draw:text-box>
            <text:p text:style-name="P1"><text:span text:style-name="T1">Node 1</text:span></text:p>
          </draw:text-box>
        </draw:frame>
        <draw:frame draw:style-name="gr1" draw:text-style-name="P2" draw:layer="layout" svg:width="1.81cm" svg:height="0.751cm" svg:x="5.445cm" svg:y="11.476cm">
          <draw:text-box>
            <text:p text:style-name="P1"><text:span text:style-name="T1">Node 2</text:span></text:p>
          </draw:text-box>
        </draw:frame>
        <draw:frame draw:style-name="gr1" draw:text-style-name="P2" draw:layer="layout" svg:width="1.81cm" svg:height="0.751cm" svg:x="5.445cm" svg:y="12.733cm">
          <draw:text-box>
            <text:p text:style-name="P1"><text:span text:style-name="T1">Node 3</text:span></text:p>
          </draw:text-box>
        </draw:frame>
        <draw:frame draw:style-name="gr1" draw:text-style-name="P2" draw:layer="layout" svg:width="1.81cm" svg:height="0.751cm" svg:x="5.445cm" svg:y="13.998cm">
          <draw:text-box>
            <text:p text:style-name="P1"><text:span text:style-name="T1">Node 4</text:span></text:p>
          </draw:text-box>
        </draw:frame>
        <draw:line draw:style-name="gr2" draw:text-style-name="P3" draw:layer="layout" svg:x1="8.145cm" svg:y1="9.892cm" svg:x2="8.145cm" svg:y2="15.168cm">
          <text:p text:style-name="P1"/>
        </draw:line>
        <draw:frame draw:style-name="gr1" draw:text-style-name="P2" draw:layer="layout" svg:width="1.522cm" svg:height="0.751cm" svg:x="7.384cm" svg:y="15.168cm">
          <draw:text-box>
            <text:p text:style-name="P1"><text:span text:style-name="T1">13:00</text:span></text:p>
          </draw:text-box>
        </draw:frame>
        <draw:line draw:style-name="gr2" draw:text-style-name="P3" draw:layer="layout" svg:x1="11.08cm" svg:y1="9.89cm" svg:x2="11.08cm" svg:y2="15.168cm">
          <text:p text:style-name="P1"/>
        </draw:line>
        <draw:frame draw:style-name="gr1" draw:text-style-name="P2" draw:layer="layout" svg:width="1.522cm" svg:height="0.751cm" svg:x="10.284cm" svg:y="15.169cm">
          <draw:text-box>
            <text:p text:style-name="P1"><text:span text:style-name="T1">13:30</text:span></text:p>
          </draw:text-box>
        </draw:frame>
        <draw:line draw:style-name="gr2" draw:text-style-name="P3" draw:layer="layout" svg:x1="9.612cm" svg:y1="9.89cm" svg:x2="9.612cm" svg:y2="15.168cm">
          <text:p text:style-name="P1"/>
        </draw:line>
        <draw:frame draw:style-name="gr1" draw:text-style-name="P2" draw:layer="layout" svg:width="1.522cm" svg:height="0.751cm" svg:x="8.884cm" svg:y="15.169cm">
          <draw:text-box>
            <text:p text:style-name="P1"><text:span text:style-name="T1">13:15</text:span></text:p>
          </draw:text-box>
        </draw:frame>
        <draw:line draw:style-name="gr2" draw:text-style-name="P3" draw:layer="layout" svg:x1="12.445cm" svg:y1="9.892cm" svg:x2="12.445cm" svg:y2="15.168cm">
          <text:p text:style-name="P1"/>
        </draw:line>
        <draw:frame draw:style-name="gr1" draw:text-style-name="P2" draw:layer="layout" svg:width="1.522cm" svg:height="0.751cm" svg:x="11.684cm" svg:y="15.169cm">
          <draw:text-box>
            <text:p text:style-name="P1"><text:span text:style-name="T1">13:45</text:span></text:p>
          </draw:text-box>
        </draw:frame>
        <draw:line draw:style-name="gr2" draw:text-style-name="P3" draw:layer="layout" svg:x1="13.946cm" svg:y1="9.892cm" svg:x2="13.946cm" svg:y2="15.168cm">
          <text:p text:style-name="P1"/>
        </draw:line>
        <draw:line draw:style-name="gr2" draw:text-style-name="P3" draw:layer="layout" svg:x1="15.413cm" svg:y1="9.89cm" svg:x2="15.413cm" svg:y2="15.168cm">
          <text:p text:style-name="P1"/>
        </draw:line>
        <draw:frame draw:style-name="gr1" draw:text-style-name="P2" draw:layer="layout" svg:width="1.522cm" svg:height="0.751cm" svg:x="14.685cm" svg:y="15.169cm">
          <draw:text-box>
            <text:p text:style-name="P1"><text:span text:style-name="T1">14:15</text:span></text:p>
          </draw:text-box>
        </draw:frame>
        <draw:frame draw:style-name="gr1" draw:text-style-name="P2" draw:layer="layout" svg:width="1.522cm" svg:height="0.751cm" svg:x="13.184cm" svg:y="15.169cm">
          <draw:text-box>
            <text:p text:style-name="P1"><text:span text:style-name="T1">14:00</text:span></text:p>
          </draw:text-box>
        </draw:frame>
        <draw:g>
          <draw:line draw:style-name="gr71" draw:text-style-name="P4" draw:layer="layout" svg:x1="7.317cm" svg:y1="9.907cm" svg:x2="16.207cm" svg:y2="9.907cm">
            <text:p text:style-name="P1"/>
          </draw:line>
          <draw:line draw:style-name="gr72" draw:text-style-name="P4" draw:layer="layout" svg:x1="7.317cm" svg:y1="11.16cm" svg:x2="16.207cm" svg:y2="11.16cm">
            <text:p text:style-name="P1"/>
          </draw:line>
          <draw:line draw:style-name="gr73" draw:text-style-name="P4" draw:layer="layout" svg:x1="7.317cm" svg:y1="10.585cm" svg:x2="16.207cm" svg:y2="10.585cm">
            <text:p text:style-name="P1"/>
          </draw:line>
          <draw:line draw:style-name="gr74" draw:text-style-name="P4" draw:layer="layout" svg:x1="7.317cm" svg:y1="10.246cm" svg:x2="16.207cm" svg:y2="10.246cm">
            <text:p text:style-name="P1"/>
          </draw:line>
          <draw:line draw:style-name="gr75" draw:text-style-name="P4" draw:layer="layout" svg:x1="7.317cm" svg:y1="10.923cm" svg:x2="16.207cm" svg:y2="10.923cm">
            <text:p text:style-name="P1"/>
          </draw:line>
        </draw:g>
        <draw:g>
          <draw:line draw:style-name="gr76" draw:text-style-name="P4" draw:layer="layout" svg:x1="7.317cm" svg:y1="11.169cm" svg:x2="16.207cm" svg:y2="11.169cm">
            <text:p text:style-name="P1"/>
          </draw:line>
          <draw:line draw:style-name="gr77" draw:text-style-name="P4" draw:layer="layout" svg:x1="7.317cm" svg:y1="12.422cm" svg:x2="16.207cm" svg:y2="12.422cm">
            <text:p text:style-name="P1"/>
          </draw:line>
          <draw:line draw:style-name="gr78" draw:text-style-name="P4" draw:layer="layout" svg:x1="7.317cm" svg:y1="11.847cm" svg:x2="16.207cm" svg:y2="11.847cm">
            <text:p text:style-name="P1"/>
          </draw:line>
          <draw:line draw:style-name="gr79" draw:text-style-name="P4" draw:layer="layout" svg:x1="7.317cm" svg:y1="11.508cm" svg:x2="16.207cm" svg:y2="11.508cm">
            <text:p text:style-name="P1"/>
          </draw:line>
          <draw:line draw:style-name="gr80" draw:text-style-name="P4" draw:layer="layout" svg:x1="7.317cm" svg:y1="12.185cm" svg:x2="16.207cm" svg:y2="12.185cm">
            <text:p text:style-name="P1"/>
          </draw:line>
        </draw:g>
        <draw:g>
          <draw:line draw:style-name="gr81" draw:text-style-name="P4" draw:layer="layout" svg:x1="7.317cm" svg:y1="12.424cm" svg:x2="16.207cm" svg:y2="12.424cm">
            <text:p text:style-name="P1"/>
          </draw:line>
          <draw:line draw:style-name="gr82" draw:text-style-name="P4" draw:layer="layout" svg:x1="7.317cm" svg:y1="13.677cm" svg:x2="16.207cm" svg:y2="13.677cm">
            <text:p text:style-name="P1"/>
          </draw:line>
          <draw:line draw:style-name="gr83" draw:text-style-name="P4" draw:layer="layout" svg:x1="7.317cm" svg:y1="13.102cm" svg:x2="16.207cm" svg:y2="13.102cm">
            <text:p text:style-name="P1"/>
          </draw:line>
          <draw:line draw:style-name="gr84" draw:text-style-name="P4" draw:layer="layout" svg:x1="7.317cm" svg:y1="12.763cm" svg:x2="16.207cm" svg:y2="12.763cm">
            <text:p text:style-name="P1"/>
          </draw:line>
          <draw:line draw:style-name="gr85" draw:text-style-name="P4" draw:layer="layout" svg:x1="7.317cm" svg:y1="13.44cm" svg:x2="16.207cm" svg:y2="13.44cm">
            <text:p text:style-name="P1"/>
          </draw:line>
        </draw:g>
        <draw:g>
          <draw:line draw:style-name="gr86" draw:text-style-name="P4" draw:layer="layout" svg:x1="7.317cm" svg:y1="13.682cm" svg:x2="16.207cm" svg:y2="13.682cm">
            <text:p text:style-name="P1"/>
          </draw:line>
          <draw:line draw:style-name="gr87" draw:text-style-name="P4" draw:layer="layout" svg:x1="7.317cm" svg:y1="14.935cm" svg:x2="16.207cm" svg:y2="14.935cm">
            <text:p text:style-name="P1"/>
          </draw:line>
          <draw:line draw:style-name="gr88" draw:text-style-name="P4" draw:layer="layout" svg:x1="7.317cm" svg:y1="14.36cm" svg:x2="16.207cm" svg:y2="14.36cm">
            <text:p text:style-name="P1"/>
          </draw:line>
          <draw:line draw:style-name="gr89" draw:text-style-name="P4" draw:layer="layout" svg:x1="7.317cm" svg:y1="14.021cm" svg:x2="16.207cm" svg:y2="14.021cm">
            <text:p text:style-name="P1"/>
          </draw:line>
          <draw:line draw:style-name="gr90" draw:text-style-name="P4" draw:layer="layout" svg:x1="7.317cm" svg:y1="14.698cm" svg:x2="16.207cm" svg:y2="14.698cm">
            <text:p text:style-name="P1"/>
          </draw:line>
        </draw:g>
        <draw:rect draw:style-name="gr43" draw:text-style-name="P5" draw:layer="layout" svg:width="1.365cm" svg:height="2.532cm" svg:x="11.08cm" svg:y="9.89cm">
          <text:p text:style-name="P5">1</text:p>
        </draw:rect>
        <draw:rect draw:style-name="gr70" draw:text-style-name="P5" draw:layer="layout" svg:width="1.468cm" svg:height="0.693cm" svg:x="9.612cm" svg:y="9.89cm">
          <text:p text:style-name="P5">2</text:p>
        </draw:rect>
        <draw:frame draw:style-name="gr91" draw:text-style-name="P8" draw:layer="layout" svg:width="1.27cm" svg:height="1.905cm" svg:x="2.905cm" svg:y="3.54cm">
          <draw:text-box>
            <text:p text:style-name="P8"><text:span text:style-name="T4">1</text:span></text:p>
          </draw:text-box>
        </draw:frame>
        <draw:frame draw:style-name="gr91" draw:text-style-name="P8" draw:layer="layout" svg:width="1.27cm" svg:height="1.905cm" svg:x="2.905cm" svg:y="10.841cm">
          <draw:text-box>
            <text:p text:style-name="P8"><text:span text:style-name="T4">2</text:span></text:p>
          </draw:text-box>
        </draw:frame>
        <draw:frame draw:style-name="gr91" draw:text-style-name="P8" draw:layer="layout" svg:width="1.27cm" svg:height="1.905cm" svg:x="2.905cm" svg:y="19.842cm">
          <draw:text-box>
            <text:p text:style-name="P8"><text:span text:style-name="T4">3</text:span></text:p>
          </draw:text-box>
        </draw:frame>
      </draw:page>
      <draw:page draw:name="page3" draw:style-name="dp1" draw:master-page-name="Default">
        <office:forms form:automatic-focus="false" form:apply-design-mode="false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Borja Sotomayor</meta:initial-creator>
    <meta:creation-date>2009-06-18T12:28:34</meta:creation-date>
    <dc:creator>Borja Sotomayor</dc:creator>
    <dc:date>2009-06-18T12:51:48</dc:date>
    <meta:editing-cycles>3</meta:editing-cycles>
    <meta:editing-duration>PT23M14S</meta:editing-duration>
    <meta:user-defined meta:name="Info 1"/>
    <meta:user-defined meta:name="Info 2"/>
    <meta:user-defined meta:name="Info 3"/>
    <meta:user-defined meta:name="Info 4"/>
    <meta:document-statistic meta:object-count="182"/>
  </office:meta>
</office:document-meta>
</file>